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87d" officeooo:paragraph-rsid="0007a87d"/>
    </style:style>
    <style:style style:name="P2" style:family="paragraph" style:parent-style-name="Standard">
      <style:text-properties officeooo:rsid="0009ce78" officeooo:paragraph-rsid="0009ce78"/>
    </style:style>
    <style:style style:name="P3" style:family="paragraph" style:parent-style-name="Standard">
      <style:text-properties officeooo:rsid="0009ce78" officeooo:paragraph-rsid="0009fd69"/>
    </style:style>
    <style:style style:name="P4" style:family="paragraph" style:parent-style-name="Standard">
      <style:text-properties officeooo:rsid="0009fd69" officeooo:paragraph-rsid="0009fd69"/>
    </style:style>
    <style:style style:name="P5" style:family="paragraph" style:parent-style-name="Standard">
      <style:text-properties officeooo:rsid="000d373d" officeooo:paragraph-rsid="000d373d"/>
    </style:style>
    <style:style style:name="P6" style:family="paragraph" style:parent-style-name="Standard">
      <style:text-properties officeooo:rsid="000ec11f" officeooo:paragraph-rsid="000ec11f"/>
    </style:style>
    <style:style style:name="P7" style:family="paragraph" style:parent-style-name="Standard">
      <style:text-properties officeooo:rsid="000ec11f" officeooo:paragraph-rsid="0014c271"/>
    </style:style>
    <style:style style:name="P8" style:family="paragraph" style:parent-style-name="Standard">
      <style:text-properties officeooo:rsid="0014c271" officeooo:paragraph-rsid="0014c271"/>
    </style:style>
    <style:style style:name="P9" style:family="paragraph" style:parent-style-name="Standard">
      <style:text-properties officeooo:rsid="00166791" officeooo:paragraph-rsid="00166791"/>
    </style:style>
    <style:style style:name="P10" style:family="paragraph" style:parent-style-name="Standard">
      <style:text-properties officeooo:rsid="00166791" officeooo:paragraph-rsid="00190309"/>
    </style:style>
    <style:style style:name="P11" style:family="paragraph" style:parent-style-name="Standard">
      <style:text-properties officeooo:rsid="00166791" officeooo:paragraph-rsid="000ec11f"/>
    </style:style>
    <style:style style:name="P12" style:family="paragraph" style:parent-style-name="Standard">
      <style:text-properties officeooo:rsid="00166791" officeooo:paragraph-rsid="00190309"/>
    </style:style>
    <style:style style:name="P13" style:family="paragraph" style:parent-style-name="Standard">
      <style:text-properties officeooo:rsid="0014c271" officeooo:paragraph-rsid="0014c271"/>
    </style:style>
    <style:style style:name="P14" style:family="paragraph" style:parent-style-name="Standard">
      <style:text-properties officeooo:rsid="000ec11f" officeooo:paragraph-rsid="0014c271"/>
    </style:style>
    <style:style style:name="P15" style:family="paragraph" style:parent-style-name="Standard">
      <style:text-properties officeooo:rsid="000ec11f" officeooo:paragraph-rsid="001463ec"/>
    </style:style>
    <style:style style:name="P16" style:family="paragraph" style:parent-style-name="Standard">
      <style:text-properties officeooo:rsid="000ec11f" officeooo:paragraph-rsid="001d2d71"/>
    </style:style>
    <style:style style:name="P17" style:family="paragraph" style:parent-style-name="Table_20_Contents">
      <style:text-properties officeooo:rsid="001ee302" officeooo:paragraph-rsid="001ee302"/>
    </style:style>
    <style:style style:name="T1" style:family="text">
      <style:text-properties officeooo:rsid="000962f1"/>
    </style:style>
    <style:style style:name="T2" style:family="text">
      <style:text-properties officeooo:rsid="0009fd69"/>
    </style:style>
    <style:style style:name="T3" style:family="text">
      <style:text-properties officeooo:rsid="000a1b04"/>
    </style:style>
    <style:style style:name="T4" style:family="text">
      <style:text-properties officeooo:rsid="000a2b0d"/>
    </style:style>
    <style:style style:name="T5" style:family="text">
      <style:text-properties officeooo:rsid="000c9d6f"/>
    </style:style>
    <style:style style:name="T6" style:family="text">
      <style:text-properties officeooo:rsid="000f118c"/>
    </style:style>
    <style:style style:name="T7" style:family="text">
      <style:text-properties officeooo:rsid="000fd6fd"/>
    </style:style>
    <style:style style:name="T8" style:family="text">
      <style:text-properties officeooo:rsid="0011cd50"/>
    </style:style>
    <style:style style:name="T9" style:family="text">
      <style:text-properties officeooo:rsid="00120372"/>
    </style:style>
    <style:style style:name="T10" style:family="text">
      <style:text-properties officeooo:rsid="001463ec"/>
    </style:style>
    <style:style style:name="T11" style:family="text">
      <style:text-properties officeooo:rsid="0014a809"/>
    </style:style>
    <style:style style:name="T12" style:family="text">
      <style:text-properties officeooo:rsid="0017ba2a"/>
    </style:style>
    <style:style style:name="T13" style:family="text">
      <style:text-properties officeooo:rsid="00190309"/>
    </style:style>
    <style:style style:name="T14" style:family="text">
      <style:text-properties officeooo:rsid="001aae00"/>
    </style:style>
    <style:style style:name="T15" style:family="text">
      <style:text-properties officeooo:rsid="001c59af"/>
    </style:style>
    <style:style style:name="T16" style:family="text">
      <style:text-properties officeooo:rsid="001d2d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DENAÇÃO DE DADOS</text:p>
      <text:p text:style-name="P1"/>
      <text:p text:style-name="P1"><text:tab/>A ordenação de dados é um dos problemas mais antigos da história da humanidade, datando de eras tão antigas quanto o tempo em que o ser humano começou a trabalhar com quantias na vida cotidiana. Com o advento dos computadores, a ordenação de dados evoluiu muito devido ao fato de que se tornou possível implementar métodos complexos com custo mínimo. Isso significa dizer que na ciência de ordenação de dados atual, existem maneiras cada vez mais otimizadas para ordenar dados, tanto genericamente quanto especificamente. <text:span text:style-name="T1">Alguns dos algoritmos usados para ordenar dados são o quick sort, o counting sort e o cycle sort, os quais serão apresentados neste trabalho.</text:span></text:p>
      <text:p text:style-name="P1"/>
      <text:p text:style-name="P2">QUICK SORT</text:p>
      <text:p text:style-name="P2"/>
      <text:p text:style-name="P3"><text:tab/>O quick sort é atualmente considerado <text:span text:style-name="T2">um dos algoritmos </text:span>mais rápido<text:span text:style-name="T2">s</text:span> de propósito geral para ordenar dados. Trata-se de <text:span text:style-name="T6">um algoritmo instável </text:span>basead<text:span text:style-name="T6">o</text:span> na lógica de “dividir e conquistar”, possuindo como vantagens principais:</text:p>
      <text:p text:style-name="P3"><text:span text:style-name="T2">1. F</text:span>unciona bem para grandes quantidades de dados;</text:p>
      <text:p text:style-name="P3"><text:span text:style-name="T2">2. N</text:span>ão <text:span text:style-name="T2">consome </text:span>muita memória adicional, <text:span text:style-name="T2">por ser um algoritmo que não necessariamente utiliza estruturas de dados auxiliares;</text:span></text:p>
      <text:p text:style-name="P4">3. É genérico, o que significa que pode se adaptar para vários tipos de dados;</text:p>
      <text:p text:style-name="P4"><text:tab/>Além disso, uma das características mais notáveis do quick sort é o fato de que ele deve selecionar um “pivô”, que será um dado a partir do qual a ordenação começará, de forma que, <text:span text:style-name="T3">em uma lógica de vetores, </text:span>valores menores do que o pivô ficam à sua esquerda, e valores maiores à direita. Para o bom funcionamento do quick sort, é fundamental que um bom pivô seja selecionado, <text:span text:style-name="T3">já que a escolha de um pivô ruim afeta o desempenho do algoritmo, acarretando o fenômeno chamado “degeneração”, que é o desbalanceamento dos subconjuntos gerados pelo quick sort. Idealmente, o </text:span><text:span text:style-name="T6">melhor </text:span><text:span text:style-name="T3">pivô seria o dado que está no centro do conjunto em termos de grandeza de valores, pois isso faria o quick sort dividir o conjunto de números em 2 subconjuntos balanceados.</text:span></text:p>
      <text:p text:style-name="P4"><text:tab/><text:span text:style-name="T7">Porém, </text:span><text:span text:style-name="T4">Devido à degeneração afetar significativamente o desempenho do quick sort, a maioria dos problemas do algoritmo estão relacionados a esse fenômeno. </text:span><text:span text:style-name="T5">Uma situação que leva à degeneração do quick sort é quando os valores estão parcialmente ou totalmente ordenados, logo o quick sort não é indicado para esse tipo de situação, podendo ser vulnerável à perda de desempenho severa.</text:span></text:p>
      <text:p text:style-name="P4"/>
      <text:p text:style-name="P5">Testes:</text:p>
      <text:p text:style-name="P5"/>
      <text:p text:style-name="P11">COUNTING SORT</text:p>
      <text:p text:style-name="P6"/>
      <text:p text:style-name="P6"><text:tab/>O Counting Sort é um algoritmo de ordenação <text:span text:style-name="T8">não comparativo e estável </text:span>que se destaca por sua eficiência em certos cenários específicos. É especialmente adequado para classificar dados não negativos e inteiros com um <text:span text:style-name="T8">intervalo limitado de valores, devido à forma como ele funciona.</text:span></text:p>
      <text:p text:style-name="P6"><text:tab/><text:span text:style-name="T8">O counting sort funciona armazenando a contagem de vezes que cada elemento aparece na lista de valores, tomando o índice correspondente aos valores de cada elemento como referência para ordenação. Isto significa que, dado um conjunto com os valores {1, 4, 1, 2, 7, 5, 2}, o counting sort criará uma estrutura auxiliar para ordenação que terá 8 posições (0 a 7). Em seguida, o counting sort percorrerá a lista de valores, armazenando o número de vezes em que cada elemento aparece nos índices da estrutura auxiliar, o que significa que os índices 1 e 2 da estrutura auxiliar terão 2 como conteúdo, os índices 4, 5 e 7 terão como conteúdo 1, e os índices 3 e 6 terão como conteúdo 0. </text:span><text:span text:style-name="T9">A partir daí, </text:span><text:span text:style-name="T10">o algoritmo soma a contagem de cada elemento com a contagem das posições anteriores para determinar a posição de cada elemento na lista, de forma que após essa etapa, a estrutura auxiliar ficará da seguinte forma:</text:span></text:p>
      <text:p text:style-name="P15"><text:span text:style-name="T10">i[0]=</text:span>0, <text:span text:style-name="T10">i[1]=</text:span>2, <text:span text:style-name="T10">i[2]=</text:span>4, <text:span text:style-name="T10">i[3]=</text:span>4, <text:span text:style-name="T10">i[4]=</text:span>5, <text:span text:style-name="T10">i[5]=</text:span>6, <text:span text:style-name="T10">i[6]=</text:span>6, <text:span text:style-name="T10">i[7]=</text:span>7.</text:p>
      <text:p text:style-name="P15"/>
      <text:p text:style-name="P16"><text:soft-page-break/><text:span text:style-name="T11"><text:tab/>Por isso o counting sort é considerado um algoritmo de ordenação não comparativo, já que não realiza comparações entre os valores, mas assume certas propriedades para eles.</text:span></text:p>
      <text:p text:style-name="P7"><text:tab/><text:span text:style-name="T11">O counting sort é um algoritmo considerado bastante eficiente quando os dados são inteiros e positivos, mas pode ser adaptado para funcionar com negativos também. Além disso, ele requer memória adicional para criar a estrutura auxiliar de contagem de valores, que deve ter tamanho = n+1, onde n é o número de elementos da lista de valores. Por isso, esse algoritmo não é indicado em casos onde existem valores muito grandes ou muito distantes entre si, já que isso acarretaria em desperdício de memória, com várias posições da estrutura auxiliar contendo 0 como valor.</text:span></text:p>
      <text:p text:style-name="P7"/>
      <text:p text:style-name="P7"/>
      <text:p text:style-name="P7"/>
      <text:p text:style-name="P8">testes:</text:p>
      <text:p text:style-name="P7"/>
      <text:p text:style-name="P9">CYCLE SORT: </text:p>
      <text:p text:style-name="P9"><text:tab/><text:span text:style-name="T12">O cycle sort é um algoritmo de ordenação in-place, ou seja, realiza a ordenação dentro da própria estrutura de dados. </text:span></text:p>
      <text:p text:style-name="P10"><text:tab/><text:span text:style-name="T13">Seu funcionamento consiste em ciclos: pega um valor inicial </text:span><text:span text:style-name="T14">a ser</text:span><text:span text:style-name="T13"> ordenado do vetor e procura a posição correta dele. Ao encontrar tal posição, o elemento recém ordenado é substituído pelo valor desta posição, o qual torna-se o novo valor a ser ordenado. </text:span><text:span text:style-name="T14">Se o valor já está na posição correta, um novo elemento será </text:span><text:span text:style-name="T15">selecionado para ser ordenado</text:span><text:span text:style-name="T14">. </text:span><text:span text:style-name="T13">Este processo (ciclo) se repete até que o vetor, </text:span><text:span text:style-name="T14">no caso,</text:span><text:span text:style-name="T13"> esteja completamente ordenado. </text:span><text:span text:style-name="T15">Para encontrar a localidade correta, é realizado uma varredura em todo o vetor. </text:span></text:p>
      <text:p text:style-name="P10"><text:tab/><text:span text:style-name="T14">Este algoritmo pode se degenerar, quando a gama entre os valores é grande, como tem se provado nos testes com os números que variam de 1 a 10000. Todavia, quando a faixa numérica é pequena, de 1 a 10, por exemplo, o cyclesort é um belo algoritmo de ordenação para este caso <text:s/>específico. </text:span></text:p>
      <text:p text:style-name="P9"/>
      <text:p text:style-name="P8">Fontes:</text:p>
      <text:p text:style-name="P8"><text:a xlink:type="simple" xlink:href="https://www.geeksforgeeks.org/counting-sort/" text:style-name="Internet_20_link" text:visited-style-name="Visited_20_Internet_20_Link">https://www.geeksforgeeks.org/counting-sort/</text:a></text:p>
      <text:p text:style-name="P8"><text:a xlink:type="simple" xlink:href="https://en.wikipedia.org/wiki/Counting_sort" text:style-name="Internet_20_link" text:visited-style-name="Visited_20_Internet_20_Link">https://en.wikipedia.org/wiki/Counting_sort</text:a></text:p>
      <text:p text:style-name="P8"><text:a xlink:type="simple" xlink:href="https://www.programiz.com/dsa/counting-sort" text:style-name="Internet_20_link" text:visited-style-name="Visited_20_Internet_20_Link">https://www.programiz.com/dsa/counting-sort</text:a></text:p>
      <text:p text:style-name="P8"><text:a xlink:type="simple" xlink:href="https://www.geeksforgeeks.org/quick-sort/" text:style-name="Internet_20_link" text:visited-style-name="Visited_20_Internet_20_Link">https://www.geeksforgeeks.org/quick-sort/</text:a></text:p>
      <text:p text:style-name="P8"><text:a xlink:type="simple" xlink:href="https://en.wikipedia.org/wiki/Quicksort" text:style-name="Internet_20_link" text:visited-style-name="Visited_20_Internet_20_Link">https://en.wikipedia.org/wiki/Quicksort</text:a></text:p>
      <text:p text:style-name="P8"><text:a xlink:type="simple" xlink:href="https://www.programiz.com/dsa/quick-sort" text:style-name="Internet_20_link" text:visited-style-name="Visited_20_Internet_20_Link">https://www.programiz.com/dsa/quick-sort</text:a> </text:p>
      <text:p text:style-name="P8"><text:a xlink:type="simple" xlink:href="https://en.wikipedia.org/wiki/Cycle_sort" text:style-name="Internet_20_link" text:visited-style-name="Visited_20_Internet_20_Link">https://en.wikipedia.org/wiki/Cycle_sort</text:a> </text:p>
      <text:p text:style-name="P8"><text:a xlink:type="simple" xlink:href="https://www.youtube.com/watch?v=jTN7vLqzigc&amp;t=9s" text:style-name="Internet_20_link" text:visited-style-name="Visited_20_Internet_20_Link">https://www.youtube.com/watch?v=jTN7vLqzigc&amp;t=9s</text:a> </text:p>
      <text:p text:style-name="P8"><text:a xlink:type="simple" xlink:href="https://www.geeksforgeeks.org/cycle-sort/" text:style-name="Internet_20_link" text:visited-style-name="Visited_20_Internet_20_Link">https://www.geeksforgeeks.org/cycle-sort/</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1T15:22:36.666000000</meta:creation-date>
    <dc:date>2023-09-24T11:38:11.549276877</dc:date>
    <meta:editing-duration>PT5H5M35S</meta:editing-duration>
    <meta:editing-cycles>21</meta:editing-cycles>
    <meta:generator>LibreOffice/7.3.7.2$Linux_X86_64 LibreOffice_project/30$Build-2</meta:generator>
    <meta:document-statistic meta:table-count="0" meta:image-count="0" meta:object-count="0" meta:page-count="2" meta:paragraph-count="31" meta:word-count="888" meta:character-count="5649" meta:non-whitespace-character-count="4772"/>
  </office:meta>
</office:document-meta>
</file>